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37cm" fo:min-width="0.547cm"/>
    </style:style>
    <style:style style:name="gr2" style:family="graphic" style:parent-style-name="standard">
      <style:graphic-properties draw:textarea-horizontal-align="justify" draw:textarea-vertical-align="middle" draw:auto-grow-height="false" fo:min-height="0.836cm" fo:min-width="0.5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37cm" fo:min-width="0.548cm"/>
    </style:style>
    <style:style style:name="gr5" style:family="graphic" style:parent-style-name="standard">
      <style:graphic-properties draw:textarea-horizontal-align="justify" draw:textarea-vertical-align="middle" draw:auto-grow-height="false" fo:min-height="1.094cm" fo:min-width="0.5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481cm" svg:height="1.537cm" svg:x="9.5cm" svg:y="11.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481cm" svg:height="1.537cm" svg:x="6.419cm" svg:y="12.36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481cm" svg:height="1.536cm" svg:x="12.119cm" svg:y="13.96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481cm" svg:height="1.536cm" svg:x="3.3cm" svg:y="13.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" draw:id="id4" draw:layer="layout" svg:width="1.481cm" svg:height="1.537cm" svg:x="2.2cm" svg:y="16.66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9.5cm" svg:y1="12.169cm" svg:x2="7.16cm" svg:y2="12.363cm" draw:start-shape="id1" draw:start-glue-point="6" draw:end-shape="id2" draw:end-glue-point="4" svg:d="M9500 12169h-502l-1838-308v502" svg:viewBox="0 0 2341 503">
          <text:p/>
        </draw:connector>
        <draw:connector draw:style-name="gr3" draw:text-style-name="P3" draw:layer="layout" draw:type="lines" svg:x1="6.419cm" svg:y1="13.132cm" svg:x2="4.041cm" svg:y2="13.4cm" draw:start-shape="id2" draw:start-glue-point="6" draw:end-shape="id3" draw:end-glue-point="4" svg:d="M6419 13132h-502l-1876-233v501" svg:viewBox="0 0 2379 502">
          <text:p/>
        </draw:connector>
        <draw:connector draw:style-name="gr3" draw:text-style-name="P3" draw:layer="layout" draw:type="lines" svg:x1="2.941cm" svg:y1="16.663cm" svg:x2="7.16cm" svg:y2="13.9cm" draw:start-shape="id4" draw:start-glue-point="4" draw:end-shape="id2" draw:end-glue-point="8" svg:d="M2941 16663v-502l4219-1760v-501" svg:viewBox="0 0 4220 2764">
          <text:p/>
        </draw:connector>
        <draw:connector draw:style-name="gr3" draw:text-style-name="P3" draw:layer="layout" draw:type="lines" svg:x1="10.981cm" svg:y1="12.169cm" svg:x2="12.86cm" svg:y2="13.964cm" draw:start-shape="id1" draw:start-glue-point="10" draw:end-shape="id5" draw:end-glue-point="4" svg:d="M10981 12169h501l1378 1294v501" svg:viewBox="0 0 1880 1796">
          <text:p/>
        </draw:connector>
        <draw:custom-shape draw:style-name="gr4" draw:text-style-name="P2" xml:id="id6" draw:id="id6" draw:layer="layout" svg:width="1.482cm" svg:height="1.537cm" svg:x="4.318cm" svg:y="19.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2.941cm" svg:y1="18.2cm" svg:x2="5.059cm" svg:y2="19.5cm" draw:start-shape="id4" draw:start-glue-point="8" draw:end-shape="id6" draw:end-glue-point="4" svg:d="M2941 18200v501l2118 297v502" svg:viewBox="0 0 2119 1301">
          <text:p/>
        </draw:connector>
        <draw:custom-shape draw:style-name="gr2" draw:text-style-name="P2" xml:id="id7" draw:id="id7" draw:layer="layout" svg:width="1.481cm" svg:height="1.536cm" svg:x="14.4cm" svg:y="17.46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1.481cm" svg:height="1.9cm" svg:x="9.4cm" svg:y="24.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onnector draw:style-name="gr3" draw:text-style-name="P3" draw:layer="layout" draw:type="lines" svg:x1="12.86cm" svg:y1="15.5cm" svg:x2="15.141cm" svg:y2="17.464cm" draw:start-shape="id5" draw:start-glue-point="8" draw:end-shape="id7" draw:end-glue-point="4" svg:d="M12860 15500v502l2281 961v501" svg:viewBox="0 0 2282 1965">
          <text:p/>
        </draw:connector>
        <draw:connector draw:style-name="gr3" draw:text-style-name="P3" draw:layer="layout" draw:type="lines" svg:x1="14.617cm" svg:y1="18.775cm" svg:x2="5.8cm" svg:y2="20.269cm" draw:start-shape="id7" draw:start-glue-point="7" draw:end-shape="id6" draw:end-glue-point="10" svg:d="M14617 18775h-719l-7596 1494h-502" svg:viewBox="0 0 8818 1495">
          <text:p/>
        </draw:connector>
        <draw:connector draw:style-name="gr3" draw:text-style-name="P3" draw:layer="layout" draw:type="lines" svg:x1="4.535cm" svg:y1="20.812cm" svg:x2="9.617cm" svg:y2="24.578cm" draw:start-shape="id6" draw:start-glue-point="7" draw:end-shape="id8" draw:end-glue-point="5" svg:d="M4535 20812h-718l5081 3766h719" svg:viewBox="0 0 5801 3767">
          <text:p/>
        </draw:connector>
        <draw:connector draw:style-name="gr3" draw:text-style-name="P3" draw:layer="layout" draw:type="lines" svg:x1="5.583cm" svg:y1="19.725cm" svg:x2="12.119cm" svg:y2="14.732cm" draw:start-shape="id6" draw:start-glue-point="11" draw:end-shape="id5" draw:end-glue-point="6" svg:d="M5583 19725h719l5315-4993h502" svg:viewBox="0 0 6537 4994">
          <text:p/>
        </draw:connector>
        <draw:custom-shape draw:style-name="gr2" draw:text-style-name="P2" xml:id="id9" draw:id="id9" draw:layer="layout" svg:width="1.481cm" svg:height="1.536cm" svg:x="14.4cm" svg:y="21.665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0.141cm" svg:y1="24.3cm" svg:x2="14.617cm" svg:y2="22.976cm" draw:start-shape="id8" draw:start-glue-point="4" draw:end-shape="id9" draw:end-glue-point="7" svg:d="M10141 24300v-501l3757-823h719" svg:viewBox="0 0 4477 1325">
          <text:p/>
        </draw:connector>
        <draw:connector draw:style-name="gr3" draw:text-style-name="P3" draw:layer="layout" draw:type="lines" svg:x1="14.617cm" svg:y1="21.89cm" svg:x2="7.683cm" svg:y2="13.675cm" draw:start-shape="id9" draw:start-glue-point="5" draw:end-shape="id2" draw:end-glue-point="9" svg:d="M14617 21890h-719l-5497-8215h-718" svg:viewBox="0 0 6935 8216">
          <text:p/>
        </draw:connector>
        <draw:custom-shape draw:style-name="gr1" draw:text-style-name="P2" xml:id="id10" draw:id="id10" draw:layer="layout" svg:width="1.481cm" svg:height="1.537cm" svg:x="16.6cm" svg:y="25.663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s" svg:x1="16.817cm" svg:y1="25.888cm" svg:x2="3.681cm" svg:y2="17.432cm" draw:start-shape="id10" draw:start-glue-point="5" draw:end-shape="id4" draw:end-glue-point="10" svg:d="M16817 25888h-719l-11916-8456h-501" svg:viewBox="0 0 13137 8457">
          <text:p/>
        </draw:connector>
        <draw:connector draw:style-name="gr3" draw:text-style-name="P3" draw:layer="layout" draw:type="lines" svg:x1="17.341cm" svg:y1="25.663cm" svg:x2="15.141cm" svg:y2="19cm" draw:start-shape="id10" draw:start-glue-point="4" draw:end-shape="id7" draw:end-glue-point="8" svg:d="M17341 25663v-502l-2200-5659v-502" svg:viewBox="0 0 2201 66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09:38:46.991028947</meta:creation-date>
    <dc:date>2016-09-20T15:52:32.487766286</dc:date>
    <meta:editing-duration>PT46M39S</meta:editing-duration>
    <meta:editing-cycles>10</meta:editing-cycles>
    <meta:generator>LibreOffice/5.1.4.2$Linux_X86_64 LibreOffice_project/10m0$Build-2</meta:generator>
    <meta:document-statistic meta:object-count="23"/>
  </office:meta>
</office:document-meta>
</file>